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style="italic" style:text-underline-style="solid" style:text-underline-width="auto" style:text-underline-color="font-color" fo:font-weight="bold" fo:background-color="#81d41a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racte de compravenda</text:p>
      <text:p text:style-name="P1">D'una part, la senyora Magdalena Pons Sales, amb DNI núm. contrac-</text:p>
      <text:p text:style-name="P1">tants 11333555, amb domicili al carrer de Menorca, 56 de Maó, com a</text:p>
      <text:p text:style-name="P1">part venedora.</text:p>
      <text:p text:style-name="P1">I de l'altra, el senyor Jesús Amengual Florit, amb DNI núm. 25252525,</text:p>
      <text:p text:style-name="P1">amb domicili al carrer Major, 24, des Mercadal, com a part compradora.</text:p>
      <text:p text:style-name="P1">Les dues parts actuen en nom propi i es reconeixen recíprocament la</text:p>
      <text:p text:style-name="P1">capacitat legal necessària per contractar.</text:p>
      <text:p text:style-name="P1">MANIFESTEN</text:p>
      <text:p text:style-name="P1">1. Que la senyora Magdalena Pons Sales és propietària de l'habitatge</text:p>
      <text:p text:style-name="P1">situat al número 22 del carrer de Ferreries, 33 de Maó.</text:p>
      <text:p text:style-name="P1">2. Que el dit habitatge està lliure de càrregues i d'arrendaments.</text:p>
      <text:p text:style-name="P1">3. Que la senyora Pons vol vendre l'habitatge esmentat i el senyor</text:p>
      <text:p text:style-name="P1">Amengual vol comprar-lo, per la qual cosa formalitzen aquest contracte</text:p>
      <text:p text:style-name="P1">de compravenda, que es regeix pels pactes següent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4T10:06:55.380878802</meta:creation-date>
    <dc:date>2025-11-04T10:07:54.491367740</dc:date>
    <meta:editing-duration>PT59S</meta:editing-duration>
    <meta:editing-cycles>1</meta:editing-cycles>
    <meta:document-statistic meta:table-count="0" meta:image-count="0" meta:object-count="0" meta:page-count="1" meta:paragraph-count="15" meta:word-count="134" meta:character-count="805" meta:non-whitespace-character-count="686"/>
    <meta:generator>LibreOffice/24.2.7.2$Linux_X86_64 LibreOffice_project/420$Build-2</meta:generator>
  </office:meta>
</office:document-meta>
</file>